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19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18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17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16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13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13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13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12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12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12-09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12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12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12-02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12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09-07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09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09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05-05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03-06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03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03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03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03-02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03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409101394901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